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laims</text:p>
          </table:table-cell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Who</text:p>
          </table:table-cell>
          <table:table-cell office:value-type="string">
            <text:p>Role</text:p>
          </table:table-cell>
          <table:table-cell office:value-type="string">
            <text:p>Offense</text:p>
          </table:table-cell>
          <table:table-cell office:value-type="string">
            <text:p>Against Act</text:p>
          </table:table-cell>
        </table:table-row>
        <table:table-row table:style-name="ro1">
          <table:table-cell table:number-columns-repeated="2"/>
          <table:table-cell office:value-type="string">
            <text:p>Seizing officer</text:p>
          </table:table-cell>
          <table:table-cell office:value-type="string">
            <text:p>Fraud by claiming currency is goods and requesting paym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olating PCMTLFA by claiming currency does not need to be reported according to PCMTLF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reatening violence.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Willfully disregarding information I provided that proved my coins are currency.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Willfully disregarding the superintendent's advice which informed him of the contents of GST/HST Memo 17, clarifying that gold and silver coins issued by a govt authority qualify as currency.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izing officer colleague</text:p>
          </table:table-cell>
          <table:table-cell office:value-type="string">
            <text:p>Fraud by preparing tax invoice showing currency as good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1<text:span text:style-name="T1">st</text:span> adjudicator</text:p>
          </table:table-cell>
          <table:table-cell office:value-type="string">
            <text:p>Fraud by claiming currency is “collectable” in order to collect payment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aud by claiming currency is “commodity” in order to collect payment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2<text:span text:style-name="T1">nd</text:span> adjudicator</text:p>
          </table:table-cell>
          <table:table-cell office:value-type="string">
            <text:p>Fraud by claiming currency does not fit the PCMTFLA definition of “cash” in order to collect paymen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esident of CBSA</text:p>
          </table:table-cell>
          <table:table-cell office:value-type="string">
            <text:p>Refusing to investigate when informed that 1<text:span text:style-name="T1">st</text:span> adjudicator had commited fraud.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ister Delegate</text:p>
          </table:table-cell>
          <table:table-cell office:value-type="string">
            <text:p>Requesting ransom for money currently held at CBSA, by providing no support for his claim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2015-08-21</text:date>, <text:time>16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5-08-21T16:42:03.54</meta:creation-date>
    <dc:date>2015-08-21T16:56:42.62</dc:date>
    <dc:creator>Radu Hociung</dc:creator>
    <meta:editing-duration>PT14M40S</meta:editing-duration>
    <meta:editing-cycles>1</meta:editing-cycles>
    <meta:document-statistic meta:table-count="3" meta:cell-count="23" meta:object-count="0"/>
    <meta:generator>OpenOffice/4.0.1$Win32 OpenOffice.org_project/401m5$Build-9714</meta:generator>
  </office:meta>
</office:document-meta>
</file>